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les, location and function</text:p>
      <text:p text:style-name="Standard">Location Hirearchy</text:p>
      <text:p text:style-name="Standard">ATOM</text:p>
      <text:p text:style-name="Standard">1. bench</text:p>
      <text:p text:style-name="Standard"><text:tab/>a. iNetCDF</text:p>
      <text:p text:style-name="Standard"><text:tab/><text:tab/>FILES</text:p>
      <text:p text:style-name="Standard"><text:tab/><text:tab/>rawfiles.txt</text:p>
      <text:p text:style-name="Standard"><text:tab/>b. post_processing</text:p>
      <text:p text:style-name="Standard"><text:tab/><text:tab/>FILES</text:p>
      <text:p text:style-name="Standard"><text:tab/><text:tab/>nc2eps.ncl</text:p>
      <text:p text:style-name="Standard"><text:tab/><text:tab/>rawfiles.txt</text:p>
      <text:p text:style-name="Standard"><text:tab/>c. preview</text:p>
      <text:p text:style-name="Standard"><text:tab/><text:tab/>animation_preview.sh</text:p>
      <text:p text:style-name="Standard"><text:tab/><text:tab/>inundation_maps.sh</text:p>
      <text:p text:style-name="Standard"><text:tab/><text:tab/>preview.sh</text:p>
      <text:p text:style-name="Standard"><text:tab/><text:tab/>preview_old.sh</text:p>
      <text:p text:style-name="Standard"><text:tab/><text:tab/>ts_preview.sh</text:p>
      <text:p text:style-name="Standard"><text:tab/><text:tab/>inundation_maps.m</text:p>
      <text:p text:style-name="Standard"><text:tab/><text:tab/>loadXYZ.m</text:p>
      <text:p text:style-name="Standard"><text:tab/><text:tab/>nc2xyz.m</text:p>
      <text:p text:style-name="Standard"><text:tab/><text:tab/>netcdf.m</text:p>
      <text:p text:style-name="Standard"><text:tab/><text:tab/>preview.m</text:p>
      <text:p text:style-name="Standard"><text:tab/><text:tab/>preview_octave.m</text:p>
      <text:p text:style-name="Standard"><text:tab/><text:tab/>ts2gif.m</text:p>
      <text:p text:style-name="Standard"><text:tab/><text:tab/>xyz2kml.m</text:p>
      <text:p text:style-name="Standard"><text:tab/>d. temporarily</text:p>
      <text:p text:style-name="Standard"><text:tab/><text:tab/>FILES</text:p>
      <text:p text:style-name="Standard"><text:tab/><text:tab/>post.sh</text:p>
      <text:p text:style-name="Standard"><text:tab/>FILES</text:p>
      <text:p text:style-name="Standard"><text:tab/>cleanup.sh</text:p>
      <text:p text:style-name="Standard"><text:tab/>pp.sh</text:p>
      <text:p text:style-name="Standard"><text:tab/>run.sh</text:p>
      <text:p text:style-name="Standard"><text:tab/>list_points.tmp</text:p>
      <text:p text:style-name="Standard"><text:tab/>restart.tmp</text:p>
      <text:p text:style-name="Standard">2. mapping</text:p>
      <text:p text:style-name="Standard"><text:tab/>a. pre_processing</text:p>
      <text:p text:style-name="Standard"><text:tab/><text:tab/>FILES</text:p>
      <text:p text:style-name="Standard"><text:tab/><text:tab/>AdjustNorthWest.m</text:p>
      <text:p text:style-name="Standard"><text:tab/><text:tab/>AdjustNorthWestEz.m</text:p>
      <text:p text:style-name="Standard"><text:tab/><text:tab/>grid_tree_wrk.xml</text:p>
      <text:p text:style-name="Standard"><text:tab/><text:tab/>initializeTree.m</text:p>
      <text:p text:style-name="Standard"><text:tab/><text:tab/>loadXYZ.m</text:p>
      <text:p text:style-name="Standard"><text:tab/><text:tab/>parseXML.m</text:p>
      <text:p text:style-name="Standard"><text:tab/><text:tab/>prepare.m</text:p>
      <text:p text:style-name="Standard"><text:tab/><text:tab/>prepare_caseid.m</text:p>
      <text:p text:style-name="Standard"><text:tab/><text:tab/>readGridStructure.m</text:p>
      <text:p text:style-name="Standard"><text:soft-page-break/><text:tab/><text:tab/>smoothen_grid_boundries.m</text:p>
      <text:p text:style-name="Standard"><text:tab/><text:tab/>tree_print.m</text:p>
      <text:p text:style-name="Standard"><text:tab/>FILES</text:p>
      <text:p text:style-name="Standard"><text:tab/>monitor.sh</text:p>
      <text:p text:style-name="Standard"><text:tab/>prepare_case.sh</text:p>
      <text:p text:style-name="Standard"><text:tab/>prepare_caseid.sh</text:p>
      <text:p text:style-name="Standard"><text:tab/>prepare_def.sh</text:p>
      <text:p text:style-name="Standard"><text:tab/>prepare_job.sh</text:p>
      <text:p text:style-name="Standard"><text:tab/>prepare_pbs.sh</text:p>
      <text:p text:style-name="Standard"><text:tab/>update_preview.sh</text:p>
      <text:p text:style-name="Standard">3. params</text:p>
      <text:p text:style-name="Standard"><text:tab/>FILES</text:p>
      <text:p text:style-name="Standard"><text:tab/>compute_okada.sh</text:p>
      <text:p text:style-name="Standard"><text:tab/>xyz2ps.sh</text:p>
      <text:p text:style-name="Standard"><text:tab/>deform.fd0</text:p>
      <text:p text:style-name="Standard"><text:tab/>draw_deformation.m</text:p>
      <text:p text:style-name="Standard"><text:tab/>joint_def_grids.m</text:p>
      <text:p text:style-name="Standard"><text:tab/>okada.f</text:p>
      <text:p text:style-name="Standard"><text:tab/>prepare_def_grids.m</text:p>
      <text:p text:style-name="Standard"><text:tab/>RatIsland65.param</text:p>
      <text:p text:style-name="Standard"/>
      <text:p text:style-name="Standard"/>
      <text:p text:style-name="Standard">FUNCTION</text:p>
      <text:p text:style-name="Standard"/>
      <text:p text:style-name="Standard">update_preview.sh</text:p>
      <text:list xml:id="list330372913" text:style-name="L1">
        <text:list-item>
          <text:p text:style-name="P1">moves preview.sh and all inundations maps to this job's preview folder</text:p>
        </text:list-item>
        <text:list-item>
          <text:p text:style-name="P1">runs preview.sh for each job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im Walsh</meta:initial-creator>
    <meta:creation-date>2010-04-26T13:17:31</meta:creation-date>
    <dc:date>2010-04-26T15:49:09</dc:date>
    <dc:creator>Jim Walsh</dc:creator>
    <meta:editing-duration>PT01H57M15S</meta:editing-duration>
    <meta:editing-cycles>2</meta:editing-cycles>
    <meta:generator>OpenOffice.org/3.1$Linux OpenOffice.org_project/310m19$Build-9420</meta:generator>
    <meta:document-statistic meta:table-count="0" meta:image-count="0" meta:object-count="0" meta:page-count="2" meta:paragraph-count="70" meta:word-count="98" meta:character-count="1028"/>
  </office:meta>
</office:document-meta>
</file>